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0ae5d2" officeooo:paragraph-rsid="000ae5d2"/>
    </style:style>
    <style:style style:name="P2" style:family="paragraph" style:parent-style-name="Footer">
      <style:paragraph-properties fo:text-align="end" style:justify-single-word="false"/>
      <style:text-properties officeooo:rsid="000ae5d2" officeooo:paragraph-rsid="000ae5d2"/>
    </style:style>
    <style:style style:name="P3" style:family="paragraph" style:parent-style-name="La_20_fecha">
      <style:paragraph-properties fo:text-align="end" style:justify-single-word="false"/>
      <style:text-properties fo:color="#000000" fo:font-weight="normal" officeooo:rsid="004d379d" officeooo:paragraph-rsid="004d379d" style:font-weight-asian="normal" style:font-weight-complex="normal"/>
    </style:style>
    <style:style style:name="P4" style:family="paragraph" style:parent-style-name="Text_20_body">
      <style:text-properties officeooo:rsid="004eea67" officeooo:paragraph-rsid="004eea67"/>
    </style:style>
    <style:style style:name="T1" style:family="text">
      <style:text-properties style:text-underline-style="solid" style:text-underline-width="auto" style:text-underline-color="#ff33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amos a </text:p>
      <text:p text:style-name="P4">p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variant="small-caps"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a_20_fecha" style:display-name="La fecha" style:family="paragraph" style:parent-style-name="Text_20_body"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e5d2" officeooo:paragraph-rsid="000ae5d2"/>
    </style:style>
    <style:style style:name="MP2" style:family="paragraph" style:parent-style-name="Footer">
      <style:paragraph-properties fo:text-align="end" style:justify-single-word="false"/>
      <style:text-properties officeooo:rsid="000ae5d2" officeooo:paragraph-rsid="000ae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2-01T14:30:05.938515668</dc:date>
    <meta:editing-duration>P4DT11H58M53S</meta:editing-duration>
    <meta:editing-cycles>64</meta:editing-cycles>
    <meta:generator>LibreOffice/5.0.4.2$Linux_X86_64 LibreOffice_project/00m0$Build-2</meta:generator>
    <meta:document-statistic meta:table-count="0" meta:image-count="0" meta:object-count="0" meta:page-count="1" meta:paragraph-count="2" meta:word-count="3" meta:character-count="14" meta:non-whitespace-character-count="12"/>
  </office:meta>
</office:document-meta>
</file>